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Franklin Gothic Book" svg:font-family="'Franklin Gothic Book'" style:font-family-generic="swiss"/>
    <style:font-face style:name="Franklin Gothic Book,Italic" svg:font-family="'Franklin Gothic Book,Italic'" style:font-family-generic="swiss"/>
    <style:font-face style:name="Franklin Gothic Medium" svg:font-family="'Franklin Gothic Medium'" style:font-family-generic="swiss"/>
    <style:font-face style:name="Franklin Gothic Medium,Italic" svg:font-family="'Franklin Gothic Medium,Italic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4pt" style:font-size-asian="34pt" style:font-size-complex="3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34pt" fo:font-weight="bold" style:font-size-asian="34pt" style:font-weight-asian="bold" style:font-size-complex="34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 style:list-style-name="L2">
      <style:paragraph-properties fo:text-align="start" style:justify-single-word="false" style:text-autospace="none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" fo:font-size="12pt" style:font-size-asian="12pt" style:font-size-complex="12pt"/>
    </style:style>
    <style:style style:name="P8" style:family="paragraph" style:parent-style-name="Standard" style:list-style-name="L2">
      <style:paragraph-properties fo:text-align="start" style:justify-single-word="false" style:text-autospace="none"/>
      <style:text-properties style:font-name="Arial" fo:font-size="12pt" fo:font-weight="bold" style:font-name-asian="Franklin Gothic Book" style:font-size-asian="12pt" style:font-weight-asian="bold" style:font-name-complex="Franklin Gothic Book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26pt" style:font-name-asian="Franklin Gothic Book" style:font-size-asian="26pt" style:font-name-complex="Franklin Gothic Book" style:font-size-complex="26pt"/>
    </style:style>
    <style:style style:name="P10" style:family="paragraph" style:parent-style-name="Standard" style:list-style-name="">
      <style:paragraph-properties fo:text-align="center" style:justify-single-word="false" style:text-autospace="none"/>
      <style:text-properties style:font-name="Arial" fo:font-size="26pt" style:font-name-asian="Franklin Gothic Book" style:font-size-asian="26pt" style:font-name-complex="Franklin Gothic Book" style:font-size-complex="26pt"/>
    </style:style>
    <style:style style:name="P11" style:family="paragraph" style:parent-style-name="Standard" style:list-style-name="">
      <style:paragraph-properties fo:text-align="center" style:justify-single-word="false" style:text-autospace="none"/>
      <style:text-properties style:font-name="Arial" fo:font-size="26pt" style:font-size-asian="26pt" style:font-size-complex="26pt"/>
    </style:style>
    <style:style style:name="P12" style:family="paragraph" style:parent-style-name="Standard" style:list-style-name="">
      <style:paragraph-properties style:text-autospace="none"/>
      <style:text-properties style:font-name="Franklin Gothic Book" fo:font-size="10pt" style:font-name-asian="Franklin Gothic Book" style:font-size-asian="10pt" style:font-name-complex="Franklin Gothic Book" style:font-size-complex="10pt"/>
    </style:style>
    <style:style style:name="P13" style:family="paragraph" style:parent-style-name="Standard" style:list-style-name="">
      <style:paragraph-properties fo:text-align="start" style:justify-single-word="false" style:text-autospace="none"/>
      <style:text-properties style:font-name="Franklin Gothic Book" fo:font-size="10pt" style:font-name-asian="Franklin Gothic Book" style:font-size-asian="10pt" style:font-name-complex="Franklin Gothic Book" style:font-size-complex="10pt"/>
    </style:style>
    <style:style style:name="P14" style:family="paragraph" style:parent-style-name="Standard" style:list-style-name="">
      <style:paragraph-properties style:text-autospace="none"/>
      <style:text-properties style:font-name="Franklin Gothic Book" fo:font-size="10pt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Franklin Gothic Book" fo:font-size="9pt" style:font-name-asian="Franklin Gothic Book" style:font-size-asian="9pt" style:font-name-complex="Franklin Gothic Book" style:font-size-complex="9pt"/>
    </style:style>
    <style:style style:name="P16" style:family="paragraph" style:parent-style-name="Standard" style:list-style-name="">
      <style:paragraph-properties fo:text-align="start" style:justify-single-word="false" style:text-autospace="none"/>
      <style:text-properties style:font-name="Franklin Gothic Book" fo:font-size="9pt" style:font-name-asian="Franklin Gothic Book" style:font-size-asian="9pt" style:font-name-complex="Franklin Gothic Book" style:font-size-complex="9pt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Franklin Gothic Book" fo:font-size="9pt" style:font-name-asian="Franklin Gothic Book" style:font-size-asian="9pt" style:font-name-complex="Franklin Gothic Book" style:font-size-complex="9pt"/>
    </style:style>
    <style:style style:name="P18" style:family="paragraph" style:parent-style-name="Standard" style:list-style-name="">
      <style:paragraph-properties style:text-autospace="none"/>
      <style:text-properties style:font-name="Franklin Gothic Book" fo:font-size="9pt" style:font-name-asian="Franklin Gothic Book" style:font-size-asian="9pt" style:font-name-complex="Franklin Gothic Book" style:font-size-complex="9pt"/>
    </style:style>
    <style:style style:name="P19" style:family="paragraph" style:parent-style-name="Standard" style:list-style-name="">
      <style:paragraph-properties style:text-autospace="none"/>
      <style:text-properties style:font-name="Franklin Gothic Book" fo:font-size="9pt" style:font-size-asian="9pt" style:font-size-complex="9pt"/>
    </style:style>
    <style:style style:name="P20" style:family="paragraph" style:parent-style-name="Standard" style:list-style-name="">
      <style:paragraph-properties fo:text-align="start" style:justify-single-word="false" style:text-autospace="none"/>
      <style:text-properties style:font-name="Franklin Gothic Book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/>
      <style:text-properties style:font-name="Franklin Gothic Book" fo:font-size="20pt" style:font-name-asian="Franklin Gothic Book" style:font-size-asian="20pt" style:font-name-complex="Franklin Gothic Book" style:font-size-complex="20pt"/>
    </style:style>
    <style:style style:name="P22" style:family="paragraph" style:parent-style-name="Standard" style:list-style-name="L2">
      <style:paragraph-properties fo:text-align="start" style:justify-single-word="false" style:text-autospace="none"/>
    </style:style>
    <style:style style:name="P23" style:family="paragraph" style:parent-style-name="Standard">
      <style:paragraph-properties fo:text-align="start" style:justify-single-word="false" style:text-autospace="none"/>
    </style:style>
    <style:style style:name="P24" style:family="paragraph" style:parent-style-name="Standard" style:list-style-name="">
      <style:paragraph-properties fo:text-align="start" style:justify-single-word="false" style:text-autospace="none"/>
      <style:text-properties style:font-name="Calibri" fo:font-size="9pt" style:font-name-asian="Calibri" style:font-size-asian="9pt" style:font-name-complex="Calibri" style:font-size-complex="9pt"/>
    </style:style>
    <style:style style:name="P25" style:family="paragraph" style:parent-style-name="Standard" style:list-style-name="">
      <style:paragraph-properties style:text-autospace="none"/>
    </style:style>
    <style:style style:name="P26" style:family="paragraph" style:parent-style-name="Standard" style:list-style-name="">
      <style:paragraph-properties style:text-autospace="none"/>
      <style:text-properties fo:color="#548ed5" style:font-name="Franklin Gothic Medium,Italic" fo:font-size="9pt" fo:font-style="italic" style:font-name-asian="Franklin Gothic Medium,Italic" style:font-size-asian="9pt" style:font-style-asian="italic" style:font-name-complex="Franklin Gothic Medium,Italic" style:font-size-complex="9pt" style:font-style-complex="italic"/>
    </style:style>
    <style:style style:name="P27" style:family="paragraph" style:parent-style-name="Standard" style:list-style-name="">
      <style:paragraph-properties style:text-autospace="none"/>
      <style:text-properties fo:color="#548ed5" style:font-name="Franklin Gothic Medium" fo:font-size="9pt" style:font-name-asian="Franklin Gothic Medium" style:font-size-asian="9pt" style:font-name-complex="Franklin Gothic Medium" style:font-size-complex="9pt"/>
    </style:style>
    <style:style style:name="P28" style:family="paragraph" style:parent-style-name="Standard" style:list-style-name="">
      <style:paragraph-properties fo:text-align="start" style:justify-single-word="false" style:text-autospace="none"/>
      <style:text-properties fo:color="#000000" style:font-name="Franklin Gothic Medium,Italic" fo:font-size="10pt" style:font-name-asian="Franklin Gothic Medium,Italic" style:font-size-asian="10pt" style:font-name-complex="Franklin Gothic Medium,Italic" style:font-size-complex="10pt"/>
    </style:style>
    <style:style style:name="P29" style:family="paragraph" style:parent-style-name="Standard" style:list-style-name="">
      <style:paragraph-properties fo:text-align="start" style:justify-single-word="false" style:text-autospace="none"/>
      <style:text-properties fo:color="#000000" style:font-name="Franklin Gothic Book" fo:font-size="9pt" style:font-name-asian="Franklin Gothic Book" style:font-size-asian="9pt" style:font-name-complex="Franklin Gothic Book" style:font-size-complex="9pt"/>
    </style:style>
    <style:style style:name="P30" style:family="paragraph" style:parent-style-name="Standard" style:list-style-name="L2">
      <style:paragraph-properties fo:text-align="start" style:justify-single-word="false" style:text-autospace="none"/>
      <style:text-properties fo:font-weight="bold" style:font-weight-asian="bold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Franklin Gothic Medium,Italic" fo:font-size="9pt" style:font-size-asian="9pt" style:font-size-complex="9pt"/>
    </style:style>
    <style:style style:name="T1" style:family="text">
      <style:text-properties style:font-name-asian="Franklin Gothic Book" style:font-name-complex="Franklin Gothic Book"/>
    </style:style>
    <style:style style:name="T2" style:family="text">
      <style:text-properties style:font-name="Arial" fo:font-size="12pt" style:font-name-asian="Franklin Gothic Book" style:font-size-asian="12pt" style:font-name-complex="Franklin Gothic Book" style:font-size-complex="12pt"/>
    </style:style>
    <style:style style:name="T3" style:family="text">
      <style:text-properties style:font-name="Arial" fo:font-size="12pt" fo:font-weight="bold" style:font-name-asian="Franklin Gothic Book" style:font-size-asian="12pt" style:font-weight-asian="bold" style:font-name-complex="Franklin Gothic Book" style:font-size-complex="12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style:font-name-asian="Franklin Gothic Book" style:font-size-asian="9pt" style:font-name-complex="Franklin Gothic Book" style:font-size-complex="9pt"/>
    </style:style>
    <style:style style:name="T6" style:family="text">
      <style:text-properties style:font-name="Calibri" fo:font-size="9pt" style:font-name-asian="Calibri" style:font-size-asian="9pt" style:font-name-complex="Calibri" style:font-size-complex="9pt"/>
    </style:style>
    <style:style style:name="T7" style:family="text">
      <style:text-properties style:font-name="Franklin Gothic Book,Italic" fo:font-size="9pt" fo:font-style="italic" style:font-name-asian="Franklin Gothic Book,Italic" style:font-size-asian="9pt" style:font-style-asian="italic" style:font-name-complex="Franklin Gothic Book,Italic" style:font-size-complex="9pt" style:font-style-complex="italic"/>
    </style:style>
    <style:style style:name="T8" style:family="text">
      <style:text-properties style:font-name="Franklin Gothic Book" fo:font-size="9pt" style:font-name-asian="Franklin Gothic Book" style:font-size-asian="9pt" style:font-name-complex="Franklin Gothic Book" style:font-size-complex="9pt"/>
    </style:style>
    <style:style style:name="T9" style:family="text">
      <style:text-properties fo:color="#548ed5"/>
    </style:style>
    <style:style style:name="T10" style:family="text">
      <style:text-properties fo:color="#548ed5" style:font-name="Arial" fo:font-size="12pt" fo:font-style="italic" style:font-name-asian="Franklin Gothic Book" style:font-size-asian="12pt" style:font-style-asian="italic" style:font-name-complex="Franklin Gothic Book" style:font-size-complex="12pt" style:font-style-complex="italic"/>
    </style:style>
    <style:style style:name="T11" style:family="text">
      <style:text-properties fo:color="#548ed5" fo:font-style="italic" style:font-name-asian="Franklin Gothic Medium,Italic" style:font-style-asian="italic" style:font-name-complex="Franklin Gothic Medium,Italic" style:font-style-complex="italic"/>
    </style:style>
    <style:style style:name="T12" style:family="text">
      <style:text-properties fo:color="#548ed5" fo:font-style="italic" style:font-style-asian="italic" style:font-style-complex="italic"/>
    </style:style>
    <style:style style:name="T13" style:family="text">
      <style:text-properties fo:color="#548ed5" style:font-name="Franklin Gothic Medium" fo:font-size="9pt" fo:font-style="italic" style:font-name-asian="Franklin Gothic Medium" style:font-size-asian="9pt" style:font-style-asian="italic" style:font-name-complex="Franklin Gothic Medium" style:font-size-complex="9pt" style:font-style-complex="italic"/>
    </style:style>
    <style:style style:name="T14" style:family="text">
      <style:text-properties fo:color="#000000"/>
    </style:style>
    <style:style style:name="T15" style:family="text">
      <style:text-properties fo:color="#000000" style:font-name-asian="Franklin Gothic Book" style:font-name-complex="Franklin Gothic Book"/>
    </style:style>
    <style:style style:name="T16" style:family="text">
      <style:text-properties fo:color="#000000" style:font-name="Arial" fo:font-size="12pt" style:font-name-asian="Franklin Gothic Book" style:font-size-asian="12pt" style:font-name-complex="Franklin Gothic Book" style:font-size-complex="12pt"/>
    </style:style>
    <style:style style:name="T17" style:family="text">
      <style:text-properties fo:color="#000000" style:font-name="Arial" fo:font-size="12pt" fo:font-style="italic" style:font-name-asian="Franklin Gothic Book" style:font-size-asian="12pt" style:font-style-asian="italic" style:font-name-complex="Franklin Gothic Book" style:font-size-complex="12pt" style:font-style-complex="italic"/>
    </style:style>
    <style:style style:name="T18" style:family="text">
      <style:text-properties fo:color="#000000" fo:font-size="9pt" style:font-size-asian="9pt" style:font-size-complex="9pt"/>
    </style:style>
    <style:style style:name="T19" style:family="text">
      <style:text-properties fo:color="#000000" style:font-name="Franklin Gothic Book,Italic" fo:font-size="9pt" fo:font-style="italic" style:font-name-asian="Franklin Gothic Book,Italic" style:font-size-asian="9pt" style:font-style-asian="italic" style:font-name-complex="Franklin Gothic Book,Italic" style:font-size-complex="9pt" style:font-style-complex="italic"/>
    </style:style>
    <style:style style:name="T20" style:family="text">
      <style:text-properties fo:color="#000000" fo:font-style="italic" style:font-name-asian="Franklin Gothic Book" style:font-style-asian="italic" style:font-name-complex="Franklin Gothic Book" style:font-style-complex="italic"/>
    </style:style>
    <style:style style:name="T21" style:family="text">
      <style:text-properties fo:color="#000000" fo:font-weight="bold" style:font-name-asian="Franklin Gothic Book" style:font-weight-asian="bold" style:font-name-complex="Franklin Gothic Book" style:font-weight-complex="bold"/>
    </style:style>
    <style:style style:name="T22" style:family="text">
      <style:text-properties fo:color="#000000" style:font-name="Franklin Gothic Medium" fo:font-size="9pt" fo:font-style="italic" fo:font-weight="bold" style:font-name-asian="Franklin Gothic Book" style:font-size-asian="9pt" style:font-style-asian="italic" style:font-weight-asian="bold" style:font-name-complex="Franklin Gothic Book" style:font-size-complex="9pt" style:font-style-complex="italic" style:font-weight-complex="bold"/>
    </style:style>
    <style:style style:name="T23" style:family="text">
      <style:text-properties fo:color="#003366" style:font-name="Calibri" fo:font-size="9pt" style:font-name-asian="Calibri" style:font-size-asian="9pt" style:font-name-complex="Calibri" style:font-size-complex="9pt"/>
    </style:style>
    <style:style style:name="T2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3">TRABAJO PRACTICO FINAL</text:p>
      <text:p text:style-name="P3"/>
      <text:p text:style-name="P3">DISEÑO DE VIDEO JUEGOS 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21-Enero-2013</text:p>
      <text:p text:style-name="P4">Oscar Sanchez</text:p>
      <text:p text:style-name="P4"/>
      <text:p text:style-name="P5"/>
      <text:p text:style-name="P5"/>
      <text:p text:style-name="P4"/>
      <text:p text:style-name="P4"><text:soft-page-break/></text:p>
      <text:p text:style-name="P4"/>
      <text:p text:style-name="P15"/>
      <text:p text:style-name="P15"/>
      <text:p text:style-name="P15"/>
      <text:p text:style-name="P15"/>
      <text:p text:style-name="P21"/>
      <text:p text:style-name="P9">&lt;NOMBRE DEL JUEGO&gt;</text:p>
      <text:p text:style-name="P10"/>
      <text:p text:style-name="P10">1.0v</text:p>
      <text:p text:style-name="P10"/>
      <text:p text:style-name="P10">GAME DESIGN DOCUMENT</text:p>
      <text:p text:style-name="P10"/>
      <text:p text:style-name="P10">Oscar Sanchez</text:p>
      <text:p text:style-name="P10"/>
      <text:p text:style-name="P11"><text:span text:style-name="T1">VERSIÓN: 21/01/2013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/></text:p>
      <text:list xml:id="list7425784964278947717" text:style-name="L2">
        <text:list-header>
          <text:p text:style-name="P22"><text:span text:style-name="T2"/></text:p>
          <text:p text:style-name="P30"><text:span text:style-name="T2">Overview</text:span></text:p>
        </text:list-header>
      </text:list>
      <text:p text:style-name="P23"><text:span text:style-name="T2"/></text:p>
      <text:p text:style-name="P17">1-2 párrafos breves [4-5 líneas cada uno] explicando la idea general del juego. La</text:p>
      <text:p text:style-name="P16">explicación no necesita incluir detalles pero sí la mención de 3 elementos clave:</text:p>
      <text:p text:style-name="P13"><text:span text:style-name="T4">- Género o tipo de juego (mencionando también plataforma –Xbox360, online</text:span></text:p>
      <text:p text:style-name="P16">para tal o cual portal, Nintendo Wii, etc).</text:p>
      <text:p text:style-name="P13"><text:span text:style-name="T4">- </text:span><text:span text:style-name="T6">Objetivo del juego.</text:span></text:p>
      <text:p text:style-name="P13"><text:span text:style-name="T4">- </text:span><text:span text:style-name="T6">Qué lo caracteriza o lo hace único frente a otros juegos de ese estilo: la</text:span></text:p>
      <text:p text:style-name="P24">experiencia de juego u otro aspecto.</text:p>
      <text:p text:style-name="P13"><text:span text:style-name="T4">Opcionalmente, algún dato extremadamente importante puede ser incluido aquí –por</text:span></text:p>
      <text:p text:style-name="P16">ejemplo la temática, el trasfondo de la historia o la estética o tecnología o controles</text:p>
      <text:p text:style-name="P16">especiales a emplear, si son clave para comprender la idea general del juego y su</text:p>
      <text:p text:style-name="P13"><text:span text:style-name="T7">appeal</text:span><text:span text:style-name="T4">. Responde inmediatamente a la pregunta ―de qué se trata‖ mientras deja en</text:span></text:p>
      <text:p text:style-name="P16">claro cómo se diferencia de otros similares, ―qué tiene de especial‖.</text:p>
      <text:p text:style-name="P16">Luego habrá más espacio para explayar en los detalles; la brevedad de esta sección es</text:p>
      <text:p text:style-name="P25"><text:span text:style-name="T8">clave .</text:span></text:p>
      <text:p text:style-name="P25"><text:span text:style-name="T2"/></text:p>
      <text:list xml:id="list21218571" text:continue-numbering="true" text:style-name="L2">
        <text:list-header>
          <text:p text:style-name="P8">Target Audience/Core Audience</text:p>
        </text:list-header>
      </text:list>
      <text:p text:style-name="P26"/>
      <text:p text:style-name="P16">1-2 párrafos. Es importante aclarar desde el principio quién pretendemos que juegue a</text:p>
      <text:p text:style-name="P16">nuestro juego. Cuanto mejor podamos definirlo, mejor se comprenderá el diseño del</text:p>
      <text:p text:style-name="P16">juego y menos dudas generará en quien lo lee. No sólo hay que incluir datos como qué</text:p>
      <text:p text:style-name="P13"><text:span text:style-name="T4">edad tiene la audiencia, sino explicaciones más a fondo de dónde lo jugará –la</text:span></text:p>
      <text:p text:style-name="P13"><text:span text:style-name="T4">plataforma define en gran medida el tipo de audiencia—y el tiempo de juego total</text:span></text:p>
      <text:p text:style-name="P16">propuesto. Otros datos importantes para tu juego, como hábitos que veas conveniente</text:p>
      <text:p text:style-name="P18">resaltar, van aquí.</text:p>
      <text:p text:style-name="P7"><text:span text:style-name="T1"/></text:p>
      <text:list xml:id="list21244994" text:continue-numbering="true" text:style-name="L2">
        <text:list-header>
          <text:p text:style-name="P8">Core mechanics</text:p>
          <text:p text:style-name="P8"/>
        </text:list-header>
      </text:list>
      <text:p text:style-name="P29">En general esto se redacta como una lista de ítems u oraciones sueltas. No más de 5</text:p>
      <text:p text:style-name="P28"><text:span text:style-name="T8">líneas describiendo paso a paso únicamente la mecánica base del juego –las acciones</text:span></text:p>
      <text:p text:style-name="P29">principales que el jugador realizará a lo largo del juego. Más adelante habrá espacio</text:p>
      <text:p text:style-name="P29">para desarrollar el resto. Todavía estamos construyendo una idea muy general del</text:p>
      <text:p text:style-name="P19"><text:span text:style-name="T15">juego.</text:span></text:p>
      <text:p text:style-name="P19"><text:span text:style-name="T16"/></text:p>
      <text:list xml:id="list21218279" text:continue-numbering="true" text:style-name="L2">
        <text:list-header>
          <text:p text:style-name="P8">Controles</text:p>
          <text:p text:style-name="P8"/>
        </text:list-header>
      </text:list>
      <text:p text:style-name="P29">¿Cómo se controla el juego? 1 Párrafo breve o bien una lista de pocos ítems/oraciones.</text:p>
      <text:p text:style-name="P19"><text:span text:style-name="T15">Usá gráficos si te ayuda a resumir todo a un vistazo.</text:span></text:p>
      <text:p text:style-name="P19"><text:span text:style-name="T16"/></text:p>
      <text:list xml:id="list21239303" text:continue-numbering="true" text:style-name="L2">
        <text:list-header>
          <text:p text:style-name="P8">Ejemplos</text:p>
          <text:p text:style-name="P8"/>
        </text:list-header>
      </text:list>
      <text:p text:style-name="P29">Ejemplos de otros juegos que posean mecánicas o aspectos similares al nuestro. No</text:p>
      <text:p text:style-name="P29">más de 3-5 juegos en general, con un enlace a su descarga o a un video de gameplay</text:p>
      <text:p text:style-name="P29">(si es posible, señalar el minuto y segundo en que aparece lo que querés que otros</text:p>
      <text:p text:style-name="P29">vean en particular del video), una imagen de cada uno y un breve texto que explique</text:p>
      <text:p text:style-name="P29">concretamente qué tenemos que ver en cada uno para entender por qué aparece aquí</text:p>
      <text:p text:style-name="P29">citado. Si el juego es para un cliente, en general existe la exigencia de que la mecánica</text:p>
      <text:p text:style-name="P29">sea probadamente exitosa. En juegos de autor y experimentales, muchas veces es lo</text:p>
      <text:p text:style-name="P28"><text:span text:style-name="T8">opuesto: idealmente no habría ninguna otra mecánica para comparar a la nuestra –</text:span></text:p>
      <text:p text:style-name="P29">pero sí, tal vez, alguna funcionalidad, o un concepto cercano, o un ejemplo de la</text:p>
      <text:p text:style-name="P29">estética o ritmo del juego, etc., que puedas tomar de diversos juegos, de aquí y de allá.</text:p>
      <text:p text:style-name="P29">Siempre es importante ser extremadamente específicos con qué deseamos que vean</text:p>
      <text:p text:style-name="P29">de cada ejemplo propuesto, ya que de no hacerlo esto puede llevar a que el lector de</text:p>
      <text:p text:style-name="P29">este documento se haga ideas iniciales distintas a lo que intentamos comunicar.</text:p>
      <text:p text:style-name="P29">También es importante señalar qué partes ver de un video, ya que estos pueden ser</text:p>
      <text:p text:style-name="P29">extensos y un lector de un GDD se caracteriza por no tener paciencia, necesita</text:p>
      <text:p text:style-name="P19"><text:span text:style-name="T15">entender de inmediato y con suma claridad.</text:span></text:p>
      <text:p text:style-name="P19"><text:span text:style-name="T16"/></text:p>
      <text:list xml:id="list21238194" text:continue-numbering="true" text:style-name="L2">
        <text:list-header>
          <text:p text:style-name="P8">Sample Gameplay</text:p>
          <text:p text:style-name="P8"/>
        </text:list-header>
      </text:list>
      <text:p text:style-name="P17"><text:soft-page-break/>La idea principal aquí es explicar con muchas imágenes y textos breves que redondeen</text:p>
      <text:p text:style-name="P16">esas imágenes cómo sería la experiencia de jugar a un nivel de este juego. Esta</text:p>
      <text:p text:style-name="P16">experiencia comienza desde que se inicia el juego, navegando por el menú, hasta</text:p>
      <text:p text:style-name="P16">ingresar al juego en sí. Y termina dejando en claro dos aspectos fundamentales: la</text:p>
      <text:p text:style-name="P13"><text:span text:style-name="T4">condición de pérdida y la condición de victoria (</text:span><text:span text:style-name="T7">lose condition </text:span><text:span text:style-name="T4">y </text:span><text:span text:style-name="T7">win condition</text:span><text:span text:style-name="T4">): es decir,</text:span></text:p>
      <text:p text:style-name="P16">cómo pierdo el juego (game over) y cómo gano este nivel o el juego completo, así como</text:p>
      <text:p text:style-name="P16">qué sucede exactamente en cada caso.</text:p>
      <text:p text:style-name="P16">Esta parte suele ser más extensa, y por eso en general está dividida en secciones.</text:p>
      <text:p text:style-name="P16">Como verán, estas secciones reflejan el orden de las pantallas con las que el jugador</text:p>
      <text:p text:style-name="P13"><text:span text:style-name="T4">se encuentra –desde que el juego empieza hasta que está jugando. (Muchas veces,</text:span></text:p>
      <text:p text:style-name="P16">esta demostración se continúa detallando visualmente cómo funciona cada nivel de un</text:p>
      <text:p text:style-name="P16">juego). La organización de esta parte depende completamente del juego que estén</text:p>
      <text:p text:style-name="P16">diseñando, pero aquí incluimos una serie de títulos que les darán una idea general de</text:p>
      <text:p text:style-name="P19"><text:span text:style-name="T1">cómo hacerlo:</text:span></text:p>
      <text:p text:style-name="P19"><text:span text:style-name="T2"/></text:p>
      <text:list xml:id="list21221643" text:continue-numbering="true" text:style-name="L2">
        <text:list-header>
          <text:p text:style-name="P22"><text:span text:style-name="T3">Intro cutscene</text:span></text:p>
          <text:p text:style-name="P22"><text:span text:style-name="T3"/></text:p>
        </text:list-header>
      </text:list>
      <text:p text:style-name="P29">Si hay una secuencia animada, o de texto, u otro tipo de introducción, explicarla aquí</text:p>
      <text:p text:style-name="P28"><text:span text:style-name="T8">brevemente –lo suficiente como para que el lector de este documento pueda hacerse</text:span></text:p>
      <text:p text:style-name="P29">una idea como para comprender todo lo que sigue.</text:p>
      <text:p text:style-name="P29"/>
      <text:list xml:id="list21242532" text:continue-numbering="true" text:style-name="L2">
        <text:list-header>
          <text:p text:style-name="P8">Main Menu</text:p>
          <text:p text:style-name="P8"/>
        </text:list-header>
      </text:list>
      <text:p text:style-name="P29">Opciones del menú, como Ayuda, Jugar, Ingresar algún código, etc. Incluir algún</text:p>
      <text:p text:style-name="P28"><text:span text:style-name="T7">wireframe </text:span><text:span text:style-name="T8">de interfaz si la interfaz presenta alguna característica que lo amerite. Si la</text:span></text:p>
      <text:p text:style-name="P29">pantalla de Ayuda tiene alguna peculiaridad, es mejor mostrarla también. Incluir</text:p>
      <text:p text:style-name="P29">explicación de cómo se presentará la ayuda.</text:p>
      <text:p text:style-name="P29"/>
      <text:list xml:id="list21220069" text:continue-numbering="true" text:style-name="L2">
        <text:list-header>
          <text:p text:style-name="P8">Game Screen</text:p>
          <text:p text:style-name="P8"/>
        </text:list-header>
      </text:list>
      <text:p text:style-name="P29">Esta parte empieza a mostrar el gameplay en la pantalla de juego, y suele ser extensa</text:p>
      <text:p text:style-name="P29">(2-3 páginas aproximadamente), pero si logran hacerla más breve es mejor. Lo ideal es</text:p>
      <text:p text:style-name="P29">comenzar esta sección con una imagen básica del nivel (en su estado de inicio), de</text:p>
      <text:p text:style-name="P29">modo que el lector ya tenga una imagen formada en su mente de lo que están a punto</text:p>
      <text:p text:style-name="P29">de transmitir. De otro modo, la idea que se haga puede variar mucho con respecto a lo</text:p>
      <text:p text:style-name="P29">que explican, y el lector puede entender un juego muy diferente al que están</text:p>
      <text:p text:style-name="P28"><text:span text:style-name="T8">planteando. Como </text:span><text:span text:style-name="T7">game designers</text:span><text:span text:style-name="T8">, la efectividad de la comunicación es</text:span></text:p>
      <text:p text:style-name="P28"><text:span text:style-name="T8">responsabilidad de ustedes; cuando algo así sucede, el </text:span><text:span text:style-name="T7">game designer </text:span><text:span text:style-name="T8">debe reescribir</text:span></text:p>
      <text:p text:style-name="P29">para evitar que esto suceda.</text:p>
      <text:p text:style-name="P29">Cada imagen que incluyan (contenga o no flechas con texto o globos de diálogo</text:p>
      <text:p text:style-name="P29">explicativos) necesita de alguna explicación luego de ser presentada, para sostenerse</text:p>
      <text:p text:style-name="P29">(como vimos al final de 9.2).</text:p>
      <text:p text:style-name="P29">Al leerlo, la experiencia debería ser la de estar mirando una partida de nuestro juego.</text:p>
      <text:p text:style-name="P29">(Eso apuntamos a que experimente cada lector de nuestro GDD: que ―vea‖ el juego que</text:p>
      <text:p text:style-name="P29">tenemos en mente: con claridad, sin esfuerzo). Y, a la vez, debería cumplir el objetivo</text:p>
      <text:p text:style-name="P29">de, en un nivel, haber explicado todo lo importante acerca del juego inicial, el sistema</text:p>
      <text:p text:style-name="P29">de juego, las reglas y cómo es el umbral de entrada al juego. Se pueden incluir algunos</text:p>
      <text:p text:style-name="P28"><text:span text:style-name="T8">features aquí –los suficientes como para que, más adelante, otros features se</text:span></text:p>
      <text:p text:style-name="P29">comprendan más fácilmente. Pero básicamente esta parte del documento explica lo</text:p>
      <text:p text:style-name="P19"><text:span text:style-name="T15">que el juego presenta en la superficie, en los primeros minutos de juego.</text:span></text:p>
      <text:p text:style-name="P19"><text:span text:style-name="T16"/></text:p>
      <text:p text:style-name="P27">Parte 3: Ir en profundidad</text:p>
      <text:p text:style-name="P29">Esta parte se enfoca en desglosar el diseño de la profundidad a la que aspiran para el</text:p>
      <text:p text:style-name="P19"><text:span text:style-name="T15">juego (features, reglas especiales, mecánicas secundarias, etc).</text:span></text:p>
      <text:p text:style-name="P12"><text:span text:style-name="T18">De aquí se intuye la dimensión (</text:span><text:span text:style-name="T19">scope</text:span><text:span text:style-name="T18">) total del proyecto –una cuestión de producción</text:span></text:p>
      <text:p text:style-name="P13"><text:span text:style-name="T4">del juego y las posibilidades reales de alcanzar esas aspiraciones. El </text:span><text:span text:style-name="T7">scope </text:span><text:span text:style-name="T4">final de un</text:span></text:p>
      <text:p text:style-name="P16">juego se revela a través de todo lo que se vaya incluyendo aquí. Por ejemplo, un juego</text:p>
      <text:p text:style-name="P16">puede poseer una mecánica muy sencilla, pero puede revelarse imposible de producir</text:p>
      <text:p text:style-name="P16">porque su profundidad es demasiado compleja, o demasiado cara de producir al</text:p>
      <text:p text:style-name="P16">utilizar cambios constantes en la mecánica de juego (que son necesarios programar),</text:p>
      <text:p text:style-name="P16">cantidades casi infinitas de personajes, ítems y nuevos features, o demasiadas</text:p>
      <text:p text:style-name="P13"><text:span text:style-name="T4">animaciones. Como </text:span><text:span text:style-name="T7">game designers</text:span><text:span text:style-name="T4">, es importante tener el </text:span><text:span text:style-name="T7">scope </text:span><text:span text:style-name="T4">en cuenta para el</text:span></text:p>
      <text:p text:style-name="P16">tipo de juego que estamos diseñando: cuanto más agreguemos aquí, más crece el</text:p>
      <text:p text:style-name="P13"><text:span text:style-name="T7">scope</text:span><text:span text:style-name="T4">, que no sólo se calcula en inversión de dinero sino sobre todo en inversión de</text:span></text:p>
      <text:p text:style-name="P16">tiempo. Aquí es muy útil la pirámide invertida que hemos diseñado para nuestro juego,</text:p>
      <text:p text:style-name="P16">que seguramente iremos modificando para lograr el equilibrio ideal entre la</text:p>
      <text:p text:style-name="P14"><text:span text:style-name="T5">profundidad del juego y un </text:span><text:span text:style-name="T7">scope </text:span><text:span text:style-name="T5">razonable.</text:span></text:p>
      <text:p text:style-name="P14"><text:span text:style-name="T16"/></text:p>
      <text:p text:style-name="P14"><text:soft-page-break/><text:span text:style-name="T16"/></text:p>
      <text:p text:style-name="P14"><text:span text:style-name="T16"/></text:p>
      <text:p text:style-name="P14"><text:span text:style-name="T16"/></text:p>
      <text:list xml:id="list21223224" text:continue-numbering="true" text:style-name="L2">
        <text:list-header>
          <text:p text:style-name="P8">Niveles</text:p>
          <text:p text:style-name="P8"/>
        </text:list-header>
      </text:list>
      <text:p text:style-name="P29">En este punto, tablas como las que vimos en el Level 8, y diagramas como los de los</text:p>
      <text:p text:style-name="P29">niveles dedicados a profundidad, e incluso diagramas de pirámides invertidas nos</text:p>
      <text:p text:style-name="P29">pueden resultar muy útiles. Fundamentalmente, no alcanza con decir que un juego</text:p>
      <text:p text:style-name="P29">tiene tantos niveles (u otro modo que hayan elegido de organizar el tiempo de juego):</text:p>
      <text:p text:style-name="P29">es necesario dar una idea clara de la forma en que se pretende desarrollar la</text:p>
      <text:p text:style-name="P29">profundidad de un juego, explicando visualmente y con textos, tablas y otros recursos</text:p>
      <text:p text:style-name="P29">qué sucede en los distintos niveles de un modo breve. En los casos en que demasiadas</text:p>
      <text:p text:style-name="P29">explicaciones sean necesarias (como las soluciones para juegos de ingenio como el</text:p>
      <text:p text:style-name="P28"><text:span text:style-name="T7">Crayon Physics</text:span><text:span text:style-name="T8">) es mejor ilustrar con aún más imágenes de varios niveles</text:span></text:p>
      <text:p text:style-name="P29">significativos. En el caso de aventuras gráficas, la resolución de cada parte del juego</text:p>
      <text:p text:style-name="P28"><text:span text:style-name="T8">suele consistir un documento aparte como el caso del documento de puzzles de </text:span><text:span text:style-name="T7">Grim</text:span></text:p>
      <text:p text:style-name="P28"><text:span text:style-name="T7">Fandango </text:span><text:span text:style-name="T8">– </text:span><text:span text:style-name="T23">http://gameshelf.jmac.org/2008/11/grim-fandango-puzzle-design-do/</text:span><text:span text:style-name="T8">. Pero</text:span></text:p>
      <text:p text:style-name="P29">la forma básica de progresión debe estar registrada en el documento de diseño de</text:p>
      <text:p text:style-name="P29">juego. Otro modo es explicar lo necesario en esta sección e incorporar al final del</text:p>
      <text:p text:style-name="P19"><text:span text:style-name="T15">documento una explicación más extensa que aclare ciertos puntos.</text:span></text:p>
      <text:p text:style-name="P19"><text:span text:style-name="T16"/></text:p>
      <text:list xml:id="list21220981" text:continue-numbering="true" text:style-name="L2">
        <text:list-header>
          <text:p text:style-name="P8">Elementos de juego</text:p>
          <text:p text:style-name="P8"/>
        </text:list-header>
      </text:list>
      <text:p text:style-name="P29">Esta es una lista que describe brevemente cada uno de los elementos nombrados;</text:p>
      <text:p text:style-name="P29">siempre que sea posible, incluye imágenes de los objetos importantes o difíciles de</text:p>
      <text:p text:style-name="P29">explicar mediante texto. Pueden necesitar organizar estas listas de otro modo,</text:p>
      <text:p text:style-name="P29">dependiendo del juego que hagan, pero esto puede servir como guía de cómo</text:p>
      <text:p text:style-name="P29">completar esta parte. La experiencia del lector al leer esta sección debe ser la de ver</text:p>
      <text:p text:style-name="P29">desglosado el juego completo en todos los elementos que lo componen. Esta lista es</text:p>
      <text:p text:style-name="P29">de extrema utilidad para artistas y programadores, que de un vistazo pueden descubrir</text:p>
      <text:p text:style-name="P29">una gran parte de las tareas que deberán encarar en el juego. Si algo no está aquí, es</text:p>
      <text:p text:style-name="P29">porque no aparece en el gameplay.</text:p>
      <text:p text:style-name="P29"/>
      <text:list xml:id="list21221844" text:continue-numbering="true" text:style-name="L2">
        <text:list-header>
          <text:p text:style-name="P8">Principales</text:p>
          <text:p text:style-name="P8"/>
        </text:list-header>
      </text:list>
      <text:p text:style-name="P29">Presentes desde el inicio, o sin los cuales el planteo básico del juego no está completo:</text:p>
      <text:p text:style-name="P29">- Personajes.</text:p>
      <text:p text:style-name="P29">- Objetos.</text:p>
      <text:p text:style-name="P29">- Escenarios.</text:p>
      <text:p text:style-name="P29">- Elementos de Interfaz.</text:p>
      <text:p text:style-name="P29">- Pantallas intermedias.</text:p>
      <text:p text:style-name="P29"/>
      <text:list xml:id="list21238634" text:continue-numbering="true" text:style-name="L2">
        <text:list-header>
          <text:p text:style-name="P8">Secundarios</text:p>
          <text:p text:style-name="P8"/>
        </text:list-header>
      </text:list>
      <text:p text:style-name="P20"><text:span text:style-name="T15">Presentes durante el desarrollo del juego.</text:span></text:p>
      <text:list xml:id="list21239492" text:continue-numbering="true" text:style-name="L2">
        <text:list-header>
          <text:p text:style-name="P8"><text:span text:style-name="T15"/></text:p>
          <text:p text:style-name="P6"><text:span text:style-name="T21">Generales</text:span></text:p>
          <text:p text:style-name="P6"><text:span text:style-name="T13"/></text:p>
          <text:p text:style-name="P6"><text:span text:style-name="T13">parte 4: ¿Qué más?</text:span></text:p>
        </text:list-header>
      </text:list>
      <text:p text:style-name="P29">Esta parte es opcional y es donde incorporar aquella información que sientas que es</text:p>
      <text:p text:style-name="P19"><text:span text:style-name="T15">necesario aclarar sobre tu diseño, pero que no tenía lugar en las secciones anteriores.</text:span></text:p>
      <text:p text:style-name="P19"><text:span text:style-name="T20">Organizala bien, respetando la idea de lo general a lo particular. Esta sección no debe</text:span></text:p>
      <text:p text:style-name="P16">tener más de media carilla de extensión. Si tiene más, es porque era más importante</text:p>
      <text:p text:style-name="P16">de lo que pensabas y debía ir en una de las secciones de más arriba, o bien porque no</text:p>
      <text:p text:style-name="P19"><text:span text:style-name="T1">está resumido como podría estar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Franklin Gothic Book" svg:font-family="'Franklin Gothic Book'" style:font-family-generic="swiss"/>
    <style:font-face style:name="Franklin Gothic Book,Italic" svg:font-family="'Franklin Gothic Book,Italic'" style:font-family-generic="swiss"/>
    <style:font-face style:name="Franklin Gothic Medium" svg:font-family="'Franklin Gothic Medium'" style:font-family-generic="swiss"/>
    <style:font-face style:name="Franklin Gothic Medium,Italic" svg:font-family="'Franklin Gothic Medium,Italic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39S</meta:editing-duration>
    <meta:editing-cycles>21</meta:editing-cycles>
    <meta:generator>OpenOffice.org/3.4.1$Win32 OpenOffice.org_project/341m1$Build-9593</meta:generator>
    <dc:date>2013-01-14T01:08:33.44</dc:date>
    <meta:document-statistic meta:table-count="0" meta:image-count="0" meta:object-count="0" meta:page-count="5" meta:paragraph-count="162" meta:word-count="1747" meta:character-count="10332"/>
    <meta:user-defined meta:name="Info 1"/>
    <meta:user-defined meta:name="Info 2"/>
    <meta:user-defined meta:name="Info 3"/>
    <meta:user-defined meta:name="Info 4"/>
  </office:meta>
</office:document-meta>
</file>